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text-properties style:font-name="Times New Roman" fo:font-size="12pt" style:text-underline-style="none" style:font-size-asian="12pt" style:font-size-complex="12pt"/>
    </style:style>
    <style:style style:name="P6" style:family="paragraph" style:parent-style-name="Preformatted_20_Text">
      <style:paragraph-properties fo:margin-left="0.609cm" fo:margin-right="0cm" fo:text-align="center" style:justify-single-word="false" fo:text-indent="0cm" style:auto-text-indent="false"/>
      <style:text-properties style:font-name="Times New Roman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text-underline-style="none" style:font-size-asian="12pt" style:font-size-complex="12pt"/>
    </style:style>
    <style:style style:name="T3" style:family="text">
      <style:text-properties style:font-name="Times New Roman" fo:font-style="italic" style:font-style-asian="italic" style:font-style-complex="italic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63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635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635cm" text:min-label-width="0.64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martPropoPlus Version 3.3.5</text:p>
      <text:p text:style-name="P1">Release Notes</text:p>
      <text:p text:style-name="P1"/>
      <text:p text:style-name="P3">Vista is now supported</text:p>
      <text:p text:style-name="P4"><text:span text:style-name="T1">Thanks to </text:span><text:span text:style-name="T3">Antony Briggs </text:span><text:span text:style-name="T1">who analysed and solved the problem for you guys!</text:span></text:p>
      <text:p text:style-name="P4"><text:span text:style-name="T1">Otherwise – this version is identical to version 3.3.3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Z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Release notes for SmartPropoPlus version 3.3.3</dc:title>
    <meta:creation-date>2007-12-01T22:17:14</meta:creation-date>
    <dc:creator>שאול איזיקוביץ</dc:creator>
    <dc:date>2008-03-01T21:26:11</dc:date>
    <dc:language>en-US</dc:language>
    <meta:editing-cycles>38</meta:editing-cycles>
    <meta:editing-duration>PT3H4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0" meta:character-count="190"/>
  </office:meta>
</office:document-meta>
</file>